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7.09pt"/>
    </style:style>
    <style:style style:name="co2" style:family="table-column">
      <style:table-column-properties fo:break-before="auto" style:column-width="200.21pt"/>
    </style:style>
    <style:style style:name="co3" style:family="table-column">
      <style:table-column-properties fo:break-before="auto" style:column-width="370.49pt"/>
    </style:style>
    <style:style style:name="co4" style:family="table-column">
      <style:table-column-properties fo:break-before="auto" style:column-width="276.1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25.0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 calcext:value-type="string">
            <text:p>Name_Bekpen_2005</text:p>
          </table:table-cell>
          <table:table-cell table:style-name="ce1" office:value-type="string" calcext:value-type="string">
            <text:p>genomic_position_GRCm39</text:p>
          </table:table-cell>
          <table:table-cell table:style-name="ce1" office:value-type="string" calcext:value-type="string">
            <text:p>gene_info</text:p>
          </table:table-cell>
          <table:table-cell table:style-name="ce1" office:value-type="string" calcext:value-type="string">
            <text:p>proteins_GRCm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rga1</text:p>
          </table:table-cell>
          <table:table-cell office:value-type="string" calcext:value-type="string">
            <text:p>NC_000084.7:60353917-60354804</text:p>
          </table:table-cell>
          <table:table-cell office:value-type="string" calcext:value-type="string">
            <text:p>888bp,gene="Gm5970",pseudoge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rga2</text:p>
          </table:table-cell>
          <table:table-cell office:value-type="string" calcext:value-type="string">
            <text:p>NC_000084.7:60378467-60379687</text:p>
          </table:table-cell>
          <table:table-cell office:value-type="string" calcext:value-type="string">
            <text:p>1221bp,gene="Gm4951",gene_synonym="EG240327;Ifgga2"</text:p>
          </table:table-cell>
          <table:table-cell office:value-type="string" calcext:value-type="string">
            <text:p>NP_001028939.1 uncharacterized protein LOC240327 [Mus musculus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rga3</text:p>
          </table:table-cell>
          <table:table-cell office:value-type="string" calcext:value-type="string">
            <text:p>NC_000084.7:c60402838-60404091</text:p>
          </table:table-cell>
          <table:table-cell office:value-type="string" calcext:value-type="string">
            <text:p>1254bp,gene="Gm4841",gene_synonym="EG225594;Ifgga3"</text:p>
          </table:table-cell>
          <table:table-cell office:value-type="string" calcext:value-type="string">
            <text:p>NP_001030031.2 interferon-inducible GTPase-like [Mus musculus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rga4</text:p>
          </table:table-cell>
          <table:table-cell office:value-type="string" calcext:value-type="string">
            <text:p>NC_000084.7:60434169-60432919</text:p>
          </table:table-cell>
          <table:table-cell office:value-type="string" calcext:value-type="string">
            <text:p>1254bp,gene="F830016B08Rik",gene_synonym="Ifgga4"</text:p>
          </table:table-cell>
          <table:table-cell office:value-type="string" calcext:value-type="string">
            <text:p>NP_001094945.1 interferon-inducible GTPase-like [Mus musculus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rga5</text:p>
          </table:table-cell>
          <table:table-cell office:value-type="string" calcext:value-type="string">
            <text:p>NC_000084.7:60457910-60458479</text:p>
          </table:table-cell>
          <table:table-cell office:value-type="string" calcext:value-type="string">
            <text:p>570bp,gene="Gm46612",pseudoge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rga7</text:p>
          </table:table-cell>
          <table:table-cell office:value-type="string" calcext:value-type="string">
            <text:p>NC_000084.7:60494515-60495781</text:p>
          </table:table-cell>
          <table:table-cell office:value-type="string" calcext:value-type="string">
            <text:p>1267bp,gene="Gm8714",gene_synonym="EG667584",pseudoge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rga6</text:p>
          </table:table-cell>
          <table:table-cell office:value-type="string" calcext:value-type="string">
            <text:p>NC_000084.7:60522884-60524125</text:p>
          </table:table-cell>
          <table:table-cell office:value-type="string" calcext:value-type="string">
            <text:p>1242bp,gene="Iigp1"gene_synonym="2900074L10Rik; AI046432; AW111922; Ifgga1;Iigp; Ir; Irga6"</text:p>
          </table:table-cell>
          <table:table-cell office:value-type="string" calcext:value-type="string">
            <text:p>NP_068564.4 interferon-inducible GTPase 1 [Mus musculus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rga8</text:p>
          </table:table-cell>
          <table:table-cell office:value-type="string" calcext:value-type="string">
            <text:p>NC_000084.7:60574825-60576058</text:p>
          </table:table-cell>
          <table:table-cell office:value-type="string" calcext:value-type="string">
            <text:p>1234bp,gene="BC023105",pseudoge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rgm1</text:p>
          </table:table-cell>
          <table:table-cell office:value-type="string" calcext:value-type="string">
            <text:p>NC_000077.7:c48756628-48757809</text:p>
          </table:table-cell>
          <table:table-cell office:value-type="string" calcext:value-type="string">
            <text:p>1183bp,gene="Irgm1",gene_synonym="If; Ifggd3; Ifi1; Ii; Iigp3; Iipg3; Ir;Irgm; LRG-",product="immunity-related GTPase family M protein 1 isoform 2"</text:p>
          </table:table-cell>
          <table:table-cell office:value-type="string" calcext:value-type="string">
            <text:p>NP_001342686.1 immunity-related GTPase family M protein 1 isoform 2 [Mus musculus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rgb9</text:p>
          </table:table-cell>
          <table:table-cell office:value-type="string" calcext:value-type="string">
            <text:p>NC_000077.7:c48784970-48786373</text:p>
          </table:table-cell>
          <table:table-cell office:value-type="string" calcext:value-type="string">
            <text:p>1404bp,gene="Gm5431",gene_synonym="EG432555; Irgb9b8", second exon</text:p>
          </table:table-cell>
          <table:table-cell table:style-name="ce3" office:value-type="string" calcext:value-type="string" table:number-columns-spanned="1" table:number-rows-spanned="2">
            <text:p>NP_001019401.2 uncharacterized protein LOC432555 [Mus musculus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rgb8</text:p>
          </table:table-cell>
          <table:table-cell office:value-type="string" calcext:value-type="string">
            <text:p>NC_000077.7:c48779220-48780485</text:p>
          </table:table-cell>
          <table:table-cell office:value-type="string" calcext:value-type="string">
            <text:p>1263bp,gene="Gm5431",gene_synonym="EG432555; Irgb9b8", first exon</text:p>
          </table:table-cell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Irgb1</text:p>
          </table:table-cell>
          <table:table-cell office:value-type="string" calcext:value-type="string">
            <text:p>NC_000077.7:c48797984-48799309</text:p>
          </table:table-cell>
          <table:table-cell office:value-type="string" calcext:value-type="string">
            <text:p>1326bp,gene="Gm12185",gene_synonym="Irgb2b1", first exon</text:p>
          </table:table-cell>
          <table:table-cell table:style-name="ce3" office:value-type="string" calcext:value-type="string" table:number-columns-spanned="1" table:number-rows-spanned="2">
            <text:p>NP_001039005.1 interferon inducible GTPase [Mus musculus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rgb2</text:p>
          </table:table-cell>
          <table:table-cell office:value-type="string" calcext:value-type="string">
            <text:p>NC_000077.7:c48805813-48807189</text:p>
          </table:table-cell>
          <table:table-cell office:value-type="string" calcext:value-type="string">
            <text:p>1377bp,gene="Gm12185",gene_synonym="Irgb2b1", second exon</text:p>
          </table:table-cell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Irgb3</text:p>
          </table:table-cell>
          <table:table-cell office:value-type="string" calcext:value-type="string">
            <text:p>NC_000077.7:c48838051-48839316</text:p>
          </table:table-cell>
          <table:table-cell office:value-type="string" calcext:value-type="string">
            <text:p>gene="9930111J21Rik1", gene_synonym="9930111J21Rik; Iigp", first exon</text:p>
          </table:table-cell>
          <table:table-cell table:style-name="ce3" office:value-type="string" calcext:value-type="string" table:number-columns-spanned="1" table:number-rows-spanned="2">
            <text:p>NP_001108151.1 interferon-inducible GTPase family member [Mus musculus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rgb5*</text:p>
          </table:table-cell>
          <table:table-cell office:value-type="string" calcext:value-type="string">
            <text:p>NC_000077.7:c48857376-48858779</text:p>
          </table:table-cell>
          <table:table-cell office:value-type="string" calcext:value-type="string">
            <text:p>1404bp, gene="9930111J21Rik1", gene_synonym="9930111J21Rik; Iigp", second exon</text:p>
          </table:table-cell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Irgb6*</text:p>
          </table:table-cell>
          <table:table-cell office:value-type="string" calcext:value-type="string">
            <text:p>NC_000077.7:c48877456-48878703,</text:p>
          </table:table-cell>
          <table:table-cell office:value-type="string" calcext:value-type="string">
            <text:p>1248bp, gene="Tgtp1",gene_synonym="Gtp; Gtp2; Ifggb6; Irgb6; Mg21; Tgt; Tgtp; Tgtp2"</text:p>
          </table:table-cell>
          <table:table-cell office:value-type="string" calcext:value-type="string">
            <text:p>NP_035709.3 T-cell-specific guanine nucleotide triphosphate-binding protein 1 [Mus musculus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rgb4</text:p>
          </table:table-cell>
          <table:table-cell office:value-type="string" calcext:value-type="string">
            <text:p>NC_000077.7:c48909897-48911222</text:p>
          </table:table-cell>
          <table:table-cell office:value-type="string" calcext:value-type="string">
            <text:p>1326bp</text:p>
          </table:table-cell>
          <table:table-cell office:value-type="string" calcext:value-type="string">
            <text:p>???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rgb5</text:p>
          </table:table-cell>
          <table:table-cell office:value-type="string" calcext:value-type="string">
            <text:p>NC_000077.7:c48929219-48930622</text:p>
          </table:table-cell>
          <table:table-cell office:value-type="string" calcext:value-type="string">
            <text:p>1404bp,gene="9930111J21Rik2",gene_synonym="9930111J21Rik; Irgb5"</text:p>
          </table:table-cell>
          <table:table-cell office:value-type="string" calcext:value-type="string">
            <text:p>NP_775610.1 interferon inducible GTPase [Mus musculus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rgb6</text:p>
          </table:table-cell>
          <table:table-cell office:value-type="string" calcext:value-type="string">
            <text:p>NC_000077.7:c48949323-48950570</text:p>
          </table:table-cell>
          <table:table-cell office:value-type="string" calcext:value-type="string">
            <text:p>1248bp, gene="Tgtp2",gene_synonym="100039796; TGTP"</text:p>
          </table:table-cell>
          <table:table-cell office:value-type="string" calcext:value-type="string">
            <text:p>NP_001138636.1 T-cell-specific guanine nucleotide triphosphate-binding protein 2 [Mus musculus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rgb7</text:p>
          </table:table-cell>
          <table:table-cell office:value-type="string" calcext:value-type="string">
            <text:p>NC_000077.7:c48960537-48961944</text:p>
          </table:table-cell>
          <table:table-cell office:value-type="string" calcext:value-type="string">
            <text:p>1419bp,gene="Gm12187",pseudoge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rgd</text:p>
          </table:table-cell>
          <table:table-cell office:value-type="string" calcext:value-type="string">
            <text:p>NC_000077.7:48986235-48987497</text:p>
          </table:table-cell>
          <table:table-cell office:value-type="string" calcext:value-type="string">
            <text:p>1263bp, gene="Ifi47", gene_synonym="47kD; 47kDa; Ifggc1; Ig; Igrd; Ii; Iigp4; Iipg4; IRG-; IRG-47; Irgd"</text:p>
          </table:table-cell>
          <table:table-cell office:value-type="string" calcext:value-type="string">
            <text:p>NP_001258606.1 interferon gamma inducible protein 47 [Mus musculus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rgb10</text:p>
          </table:table-cell>
          <table:table-cell office:value-type="string" calcext:value-type="string">
            <text:p>NC_000077.7:58078585-58079282</text:p>
          </table:table-cell>
          <table:table-cell office:value-type="string" calcext:value-type="string">
            <text:p>699bp,gene="Gm12250",gene_synonym="Irgb; Irgb10"</text:p>
          </table:table-cell>
          <table:table-cell office:value-type="string" calcext:value-type="string">
            <text:p>NP_001128587.1 predicted gene 12250 [Mus musculus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rgm3</text:p>
          </table:table-cell>
          <table:table-cell office:value-type="string" calcext:value-type="string">
            <text:p>NC_000077.7:58096868-58098102</text:p>
          </table:table-cell>
          <table:table-cell office:value-type="string" calcext:value-type="string">
            <text:p>gene="Igtp",gene_synonym="AW558444; Irg; Irgm3" incomplete, repeat/intron issues in latest genome</text:p>
          </table:table-cell>
          <table:table-cell office:value-type="string" calcext:value-type="string">
            <text:p>NP_061208.3 interferon gamma induced GTPase [Mus musculus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rgm2</text:p>
          </table:table-cell>
          <table:table-cell office:value-type="string" calcext:value-type="string">
            <text:p>NC_000077.7:58110311-58111498</text:p>
          </table:table-cell>
          <table:table-cell office:value-type="string" calcext:value-type="string">
            <text:p>1188bp,gene="Irgm2",gene_synonym="AI481100; Gt; GTPI; Ifggd2; Ii; Iigp2"</text:p>
          </table:table-cell>
          <table:table-cell office:value-type="string" calcext:value-type="string">
            <text:p>NP_062313.3 interferon inducible GTPase 2 [Mus musculus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rgc</text:p>
          </table:table-cell>
          <table:table-cell office:value-type="string" calcext:value-type="string">
            <text:p>NC_000073.7:24132815-24131424</text:p>
          </table:table-cell>
          <table:table-cell office:value-type="string" calcext:value-type="string">
            <text:p>1392bp,gene="Irgc1",gene_synonym="F630044M05Rik; Gm1102; Gm474; Ifgge; Ii;Iigp5; Irgc"</text:p>
          </table:table-cell>
          <table:table-cell office:value-type="string" calcext:value-type="string">
            <text:p>NP_001344963.1 interferon-inducible GTPase 5 [Mus musculus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rgq</text:p>
          </table:table-cell>
          <table:table-cell office:value-type="string" calcext:value-type="string">
            <text:p>NC_000073.7:24232689-24233912</text:p>
          </table:table-cell>
          <table:table-cell office:value-type="string" calcext:value-type="string">
            <text:p>1224bp,gene="Irgq",gene_synonym="AF322649; FKSG2; FKSG27; Irgq1"</text:p>
          </table:table-cell>
          <table:table-cell office:value-type="string" calcext:value-type="string">
            <text:p>NP_694774.3 immunity-related GTPase family Q protein [Mus musculus]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9T09:55:38.055351839</meta:creation-date>
    <dc:date>2021-02-09T10:19:27.962909641</dc:date>
    <meta:editing-duration>PT13M7S</meta:editing-duration>
    <meta:editing-cycles>3</meta:editing-cycles>
    <meta:generator>LibreOffice/6.1.5.2$Linux_X86_64 LibreOffice_project/10$Build-2</meta:generator>
    <meta:document-statistic meta:table-count="1" meta:cell-count="100" meta:object-count="0"/>
  </office:meta>
</office:document-meta>
</file>